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80000001E0DAB1747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tyle="italic" style:font-style-asian="italic" style:font-style-complex="italic"/>
    </style:style>
    <style:style style:name="P3" style:family="paragraph" style:parent-style-name="Standard">
      <style:paragraph-properties fo:text-align="justify" style:justify-single-word="false"/>
      <style:text-properties fo:font-size="11pt" style:font-size-asian="11pt" style:font-size-complex="11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6" style:family="paragraph" style:parent-style-name="Standard">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fo:font-size="10.5pt" fo:font-style="italic" fo:font-weight="normal" style:font-size-asian="10.5pt" style:font-style-asian="italic" style:font-weight-asian="normal" style:font-size-complex="10.5pt" style:font-style-complex="italic" style:font-weight-complex="normal"/>
    </style:style>
    <style:style style:name="T1" style:family="text">
      <style:text-properties style:text-position="super 58%"/>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ize="11pt" style:font-size-asian="11pt" style:font-size-complex="11pt"/>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ld Wide Globalization Message</text:p>
      <text:p text:style-name="P2"/>
      <text:p text:style-name="P2"><text:s text:c="3"/><text:span text:style-name="T3">The pace of globalization has exceeded expectations. This message helps in transition. True globalization will end all wars, will permit supply and demand to establish a new equilibrium. Globalization may create a more balanced human race with higher quality of life and happiness for everybody.</text:span></text:p>
      <text:p text:style-name="P3"/>
      <text:p text:style-name="P4"><text:s text:c="3"/>a.) <text:s/>No person should go without. <text:s/>If you see someone hungry, <text:s/>feed them. <text:s/>If you see someone sleepy, <text:s/>provide them a place to sleep. <text:s/>If you see someone sick, <text:s/>help them get better.</text:p>
      <text:p text:style-name="P4"/>
      <text:p text:style-name="P4"><text:s text:c="4"/>b.) <text:s/>Every being wants to be loved. <text:s/>This is common to all races, cultures, religions and it is universal for all creatures. Focus on the commonality and accept the differences. Never judge, always help. Everyone counts.</text:p>
      <text:p text:style-name="P4"/>
      <text:p text:style-name="P4"><text:s text:c="3"/>c.) <text:s/>Share at every opportunity you get. <text:s/>In the 21<text:span text:style-name="T1">st</text:span> century we have plenty to share, no reason to inflict suffering because of scarcity of any resource. <text:span text:style-name="T4">Karma is Newtonian.</text:span></text:p>
      <text:p text:style-name="P4"><text:s/></text:p>
      <text:p text:style-name="P6"><text:s text:c="3"/>d.) Treat everyone as you would like to be treated, or better. Make no exceptions, love everyone and everything equally.</text:p>
      <text:p text:style-name="P6"/>
      <text:p text:style-name="P6"><text:s text:c="3"/>e.) Not every situation can be resolved <text:s/>with a conflict or with the help of the law. Many times, all you need is love. Be abundant and humble instead of being right. </text:p>
      <text:p text:style-name="P6"/>
      <text:p text:style-name="P4"><text:s text:c="3"/>f.) <text:s/>Public property is for the public. <text:s/>No Authority, no Empire, no Kingdom can deny the public the usage of public property for passing, for shelter, and for matters that support basic human dignity, <text:s/>including fundamental levels of entertainment.</text:p>
      <text:p text:style-name="P4"/>
      <text:p text:style-name="P4"><text:s text:c="3"/>g.) No person should aim a weapon at another human being. <text:s/>If that person does not speak the same language, (or not of a similar cultural background) the offender will be under biased process.</text:p>
      <text:p text:style-name="P4"/>
      <text:p text:style-name="P4"><text:s text:c="3"/>h.) No person should be disadvantaged without due process. Circumstances of globalization dictate that we ALL play by the same rules. If there is a dispute, a person with a similar language and cultural background should act as an intermediary.</text:p>
      <text:p text:style-name="P4"/>
      <text:p text:style-name="P4"><text:s text:c="2"/>i.) <text:s/>Every human being has the right to basic dignity and the pursuit of happiness. Without regard to race, origin, association, every person should be treated as a global citizen. A potential contributor, and a potential consumer. Measured equally, solely by the person's ability and merit.</text:p>
      <text:p text:style-name="P5"/>
      <text:p text:style-name="P5"><text:s text:c="2"/>j.) <text:s/><text:span text:style-name="T2">E</text:span>very person has the right to basic education. Information pertaining to and containing basic education should be made freely available to those who seek it. Sharing information and content for higher education is encouraged.</text:p>
      <text:p text:style-name="P5"/>
      <text:p text:style-name="P5"><text:s text:c="2"/>k.) <text:s/>Every person has the inalienable right to privacy. To be secure in person, to possess any item, device, object, chemical or medicine, provided that the person is trained and knowledgeable about the item and its effects, and harms no one.</text:p>
      <text:p text:style-name="P6"/>
      <text:p text:style-name="P6"><text:s/>l.) <text:s/>Every person has the right to free speech. <text:s/>Opinions expressed, <text:s/>points of views collided - always result in a better outcome. No person should be punished based upon differing opinion or a colliding point of view.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xlink:href="Pictures/1000020100000280000001E0DAB1747B.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22T00:36:53.06</meta:creation-date>
    <meta:editing-duration>PT4H18M36S</meta:editing-duration>
    <meta:editing-cycles>141</meta:editing-cycles>
    <meta:generator>OpenOffice/4.1.2$Win32 OpenOffice.org_project/412m3$Build-9782</meta:generator>
    <dc:subject>Space X Interview Feedback</dc:subject>
    <dc:title>Signed_by_PG</dc:title>
    <meta:initial-creator>Peter Glen</meta:initial-creator>
    <dc:date>2016-06-15T15:05:45.71</dc:date>
    <dc:creator>Peter Glen</dc:creator>
    <meta:printed-by>Peter Glen</meta:printed-by>
    <meta:print-date>2016-06-15T13:20:14.57</meta:print-date>
    <meta:document-statistic meta:table-count="0" meta:image-count="0" meta:object-count="0" meta:page-count="1" meta:paragraph-count="15" meta:word-count="472" meta:character-count="2894"/>
    <meta:template xlink:type="simple" xlink:actuate="onRequest" xlink:title="Signed_by_PG" xlink:href="../../../AppData/Roaming/OpenOffice/4/user/template/Signed_by_PG.ott" meta:date="2016-05-22T00:36:52.14"/>
  </office:meta>
</office:document-meta>
</file>